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a36a8" officeooo:paragraph-rsid="000a36a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User agreement </text:p>
      <text:p text:style-name="P1"/>
      <text:p text:style-name="P1">If you don’t give consent to any terms in this agreement, please don’t use the services provide by “Smart Social.” The behaviours of using will be consider as the fully acceptation of this agreement. Please pay attention and read all the user agreement carefully. </text:p>
      <text:p text:style-name="P1"/>
      <text:p text:style-name="P1">If you are under 18, please accompanying with your guardian to see if you and they want to give consent or not. The usage by the minor will be consider as the consent from the guardian. </text:p>
      <text:p text:style-name="P1"/>
      <text:p text:style-name="P1">Smart Social provide the services below, but not limited to the below services. </text:p>
      <text:p text:style-name="P1">1. Smart Social is including but not limited to all terminal client products such as tablet,PC,laptop, mobile phones,etc.</text:p>
      <text:p text:style-name="P1"/>
      <text:p text:style-name="P1">2. Smart Social provide reward system, which can be accessed through gaining coins.</text:p>
      <text:p text:style-name="P1"/>
      <text:p text:style-name="P1">3.Server and network storage space directly owned or operated by the Smart Social.</text:p>
      <text:p text:style-name="P1"/>
      <text:p text:style-name="P1">4.The services provided by the Smart Social are limited to the use of the Smart Social platform. Any act of separating the services provided by Smart Social by illegal means such as malicious cracking does not belong to this agreement. All consequences arising therefore are the responsibility of the perpetrator, and the Smart Social will reserve the right to investigate the perpetrator’s legal responsibility according to the law in their given country. </text:p>
      <text:p text:style-name="P1"/>
      <text:p text:style-name="P1">5. You have to responsible for your own account, you have to make sure the accuracy of your personal information. After you login, you have the responsibility to protect the safety of your passwords, you have to responsible for anyone who use <text:s/>your Smart Social under your agreement.</text:p>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09T10:05:03.721000000</meta:creation-date>
    <dc:date>2023-08-09T15:57:44.343000000</dc:date>
    <meta:editing-duration>PT5H52M41S</meta:editing-duration>
    <meta:editing-cycles>1</meta:editing-cycles>
    <meta:document-statistic meta:table-count="0" meta:image-count="0" meta:object-count="0" meta:page-count="1" meta:paragraph-count="9" meta:word-count="259" meta:character-count="1571" meta:non-whitespace-character-count="1315"/>
    <meta:generator>LibreOffice/7.5.4.2$Windows_X86_64 LibreOffice_project/36ccfdc35048b057fd9854c757a8b67ec53977b6</meta:generator>
  </office:meta>
</office:document-meta>
</file>